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98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WHAT TO SING (98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HOW TO SING (98:4-6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WHY TO SING (98:2-3, 7-8)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WHY TO SING (98:2-3, 7-8)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Because of God's great redemptive work (98:2-3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Because of God's great creative work (98:7-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PSALM 9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WHAT TO SING (98:1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HOW TO SING (98:4-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WHY TO SING (98:2-3, 7-8)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WHEN TO SING (98:9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WHEN TO SING (98:9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At the present, anticipating his return (98:9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In the future, celebrating his return (98:9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PSALM 98<text:s text:c="1"/></text:span><text:span text:style-name="a501" text:class-names=""/></text:p>
          </draw:text-box>
          <svg:title/>
          <svg:desc/>
        </draw:frame>
        <draw:frame draw:id="id92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WHAT TO SING (98:1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HOW TO SING (98:4-6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WHY TO SING (98:2-3, 7-8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WHEN TO SING (98: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98 </dc:title>
    <meta:initial-creator>David STRICKLAND</meta:initial-creator>
    <dc:creator>David STRICKLAND</dc:creator>
    <meta:creation-date>2020-02-22T19:34:08Z</meta:creation-date>
    <dc:date>2020-02-22T19:34:08Z</dc:date>
    <meta:template xlink:href="BibleStudy" xlink:type="simple"/>
    <meta:editing-cycles>1</meta:editing-cycles>
    <meta:editing-duration>PT0S</meta:editing-duration>
    <meta:document-statistic meta:paragraph-count="20" meta:word-count="134"/>
  </office:meta>
</office:document-meta>
</file>